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035a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10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ython<text:span text:style-name="T1">3</text:span> main.py --inference --model FlowNet2 --save_flow \</text:p>
      <text:p text:style-name="Preformatted_20_Text">--inference_dataset MpiSintelClean \</text:p>
      <text:p text:style-name="P1">--inference_dataset_root <text:span text:style-name="T1">MPI-Sintel-complete/test/</text:span> \</text:p>
      <text:p text:style-name="P2">--save <text:span text:style-name="T1">demo/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0:58:09.803578399</meta:creation-date>
    <dc:date>2019-12-11T11:01:47.623628803</dc:date>
    <meta:editing-duration>PT3M38S</meta:editing-duration>
    <meta:editing-cycles>1</meta:editing-cycles>
    <meta:document-statistic meta:table-count="0" meta:image-count="0" meta:object-count="0" meta:page-count="1" meta:paragraph-count="4" meta:word-count="21" meta:character-count="158" meta:non-whitespace-character-count="147"/>
    <meta:generator>LibreOffice/5.1.6.2$Linux_X86_64 LibreOffice_project/10m0$Build-2</meta:generator>
  </office:meta>
</office:document-meta>
</file>